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IXGeneral" svg:font-family="STIXGeneral"/>
    <style:font-face style:name="STIXSizeOneSym" svg:font-family="STIXSizeOneSym"/>
    <style:font-face style:name="STIXSizeThreeSym" svg:font-family="STIXSizeThreeSym"/>
    <style:font-face style:name="STIXSizeTwoSym" svg:font-family="STIXSizeTwoSym"/>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T1" style:family="text">
      <style:text-properties style:font-name="STIXGeneral"/>
    </style:style>
    <style:style style:name="T2" style:family="text">
      <style:text-properties style:font-name="STIXGeneral" fo:font-style="italic"/>
    </style:style>
    <style:style style:name="T3" style:family="text">
      <style:text-properties style:font-name="STIXSizeTwoSym"/>
    </style:style>
    <style:style style:name="T4" style:family="text">
      <style:text-properties style:font-name="STIXSizeThreeSym"/>
    </style:style>
    <style:style style:name="T5" style:family="text">
      <style:text-properties style:font-name="STIXSizeOneSy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antum Python: Animating the Schrodinger Equation</text:h>
      <text:p text:style-name="Text_20_body"><text:span text:style-name="Emphasis">Update: a reader contributed some improvements to the Python code presented below. Please see the </text:span><text:a xlink:type="simple" xlink:href="https://github.com/jakevdp/pySchrodinger" text:style-name="Internet_20_link" text:visited-style-name="Visited_20_Internet_20_Link"><text:span text:style-name="Emphasis">pySchrodinger</text:span></text:a><text:span text:style-name="Emphasis"> github repository for updated code</text:span></text:p>
      <text:p text:style-name="Text_20_body">In a <text:a xlink:type="simple" xlink:href="https://jakevdp.github.io/blog/2012/08/18/matplotlib-animation-tutorial/" text:style-name="Internet_20_link" text:visited-style-name="Visited_20_Internet_20_Link">previous post</text:a> I explored the new animation capabilities of the latest <text:a xlink:type="simple" xlink:href="http://matplotlib.sourceforge.net/" text:style-name="Internet_20_link" text:visited-style-name="Visited_20_Internet_20_Link">matplotlib</text:a> release. It got me wondering whether it would be possible to simulate more complicated physical systems in real time in python. Quantum Mechanics was the first thing that came to mind. It turns out that by mixing a bit of Physics knowledge with a bit of computing knowledge, it's quite straightforward to simulate and animate a simple quantum mechanical system with python.</text:p>
      <text:h text:style-name="Heading_20_2" text:outline-level="2">The Schrodinger Equation</text:h>
      <text:p text:style-name="Text_20_body">The dynamics of a one-dimensional quantum system are governed by the time-dependent Schrodinger equation:</text:p>
      <text:p text:style-name="P1"><text:bookmark text:name="MathJax-Element-1-Frame"/><text:bookmark text:name="MathJax-Span-1"/><text:bookmark text:name="MathJax-Span-2"/><text:bookmark text:name="MathJax-Span-3"/><text:span text:style-name="T2">i</text:span><text:bookmark text:name="MathJax-Span-4"/>ℏ<text:bookmark text:name="MathJax-Span-5"/><text:bookmark text:name="MathJax-Span-6"/><text:bookmark text:name="MathJax-Span-7"/>∂<text:bookmark text:name="MathJax-Span-8"/><text:span text:style-name="T2">ψ</text:span><text:bookmark text:name="MathJax-Span-9"/><text:bookmark text:name="MathJax-Span-10"/>∂<text:bookmark text:name="MathJax-Span-11"/><text:span text:style-name="T2">t</text:span><text:bookmark text:name="MathJax-Span-12"/><text:span text:style-name="T1">=</text:span><text:bookmark text:name="MathJax-Span-13"/><text:bookmark text:name="MathJax-Span-14"/><text:bookmark text:name="MathJax-Span-15"/>−<text:bookmark text:name="MathJax-Span-16"/><text:bookmark text:name="MathJax-Span-17"/>ℏ<text:bookmark text:name="MathJax-Span-18"/><text:span text:style-name="T1">2</text:span><text:bookmark text:name="MathJax-Span-19"/><text:bookmark text:name="MathJax-Span-20"/><text:span text:style-name="T1">2</text:span><text:bookmark text:name="MathJax-Span-21"/><text:span text:style-name="T2">m</text:span><text:bookmark text:name="MathJax-Span-22"/><text:bookmark text:name="MathJax-Span-23"/><text:bookmark text:name="MathJax-Span-24"/><text:bookmark text:name="MathJax-Span-25"/>∂<text:bookmark text:name="MathJax-Span-26"/><text:span text:style-name="T1">2</text:span><text:bookmark text:name="MathJax-Span-27"/><text:span text:style-name="T2">ψ</text:span><text:bookmark text:name="MathJax-Span-28"/><text:bookmark text:name="MathJax-Span-29"/>∂<text:bookmark text:name="MathJax-Span-30"/><text:bookmark text:name="MathJax-Span-31"/><text:span text:style-name="T2">x</text:span><text:bookmark text:name="MathJax-Span-32"/><text:span text:style-name="T1">2</text:span><text:bookmark text:name="MathJax-Span-33"/><text:span text:style-name="T1">+</text:span><text:bookmark text:name="MathJax-Span-34"/><text:span text:style-name="T2">V</text:span><text:bookmark text:name="MathJax-Span-35"/><text:span text:style-name="T2">ψ</text:span></text:p>
      <text:p text:style-name="Text_20_body">The <text:span text:style-name="Emphasis">wave function</text:span> $\psi$ is a function of both position $x$ and time $t$, and is the fundamental description of the realm of the very small. Imagine we are following the motion of a single particle in one dimension. This wave function represents a probability of measuring the particle at a position $x$ at a time $t$. Quantum mechanics tells us that (contrary to our familiar classical reasoning) this probability is not a limitation of our knowledge of the system, but a reflection of an unavoidable uncertainty about the position and time of events in the realm of the very small.</text:p>
      <text:p text:style-name="Text_20_body">Still, this equation is a bit opaque, but to visualize the results we'll need to solve this numerically. We'll approach this using the split-step Fourier method.</text:p>
      <text:h text:style-name="Heading_20_2" text:outline-level="2">The Split-step Fourier Method</text:h>
      <text:p text:style-name="Text_20_body">A standard way to numerically solve certain differential equations is through the use of the Fourier transform. We'll use a Fourier convention of the following form:</text:p>
      <text:p text:style-name="P1"><text:bookmark text:name="MathJax-Element-2-Frame"/><text:bookmark text:name="MathJax-Span-36"/><text:bookmark text:name="MathJax-Span-37"/><text:bookmark text:name="MathJax-Span-38"/><text:bookmark text:name="MathJax-Span-39"/><text:bookmark text:name="MathJax-Span-40"/><text:bookmark text:name="MathJax-Span-41"/><text:span text:style-name="T2">ψ</text:span><text:bookmark text:name="MathJax-Span-42"/><text:span text:style-name="T3">˜</text:span><text:bookmark text:name="MathJax-Span-43"/><text:span text:style-name="T1">(</text:span><text:bookmark text:name="MathJax-Span-44"/><text:span text:style-name="T2">k</text:span><text:bookmark text:name="MathJax-Span-45"/><text:span text:style-name="T1">,</text:span><text:bookmark text:name="MathJax-Span-46"/><text:span text:style-name="T2">t</text:span><text:bookmark text:name="MathJax-Span-47"/><text:span text:style-name="T1">)</text:span><text:bookmark text:name="MathJax-Span-48"/><text:span text:style-name="T1">=</text:span><text:bookmark text:name="MathJax-Span-49"/><text:bookmark text:name="MathJax-Span-50"/><text:span text:style-name="T1">1</text:span><text:bookmark text:name="MathJax-Span-51"/><text:bookmark text:name="MathJax-Span-52"/><text:bookmark text:name="MathJax-Span-53"/><text:span text:style-name="T1">2</text:span><text:bookmark text:name="MathJax-Span-54"/><text:span text:style-name="T2">π</text:span>‾‾‾√<text:bookmark text:name="MathJax-Span-55"/><text:bookmark text:name="MathJax-Span-56"/>∫<text:bookmark text:name="MathJax-Span-57"/><text:bookmark text:name="MathJax-Span-58"/><text:bookmark text:name="MathJax-Span-59"/>∞<text:bookmark text:name="MathJax-Span-60"/><text:bookmark text:name="MathJax-Span-61"/><text:bookmark text:name="MathJax-Span-62"/>−<text:bookmark text:name="MathJax-Span-63"/>∞<text:bookmark text:name="MathJax-Span-64"/><text:span text:style-name="T2">ψ</text:span><text:bookmark text:name="MathJax-Span-65"/><text:span text:style-name="T1">(</text:span><text:bookmark text:name="MathJax-Span-66"/><text:span text:style-name="T2">x</text:span><text:bookmark text:name="MathJax-Span-67"/><text:span text:style-name="T1">,</text:span><text:bookmark text:name="MathJax-Span-68"/><text:span text:style-name="T2">t</text:span><text:bookmark text:name="MathJax-Span-69"/><text:span text:style-name="T1">)</text:span><text:bookmark text:name="MathJax-Span-70"/><text:bookmark text:name="MathJax-Span-71"/><text:span text:style-name="T2">e</text:span><text:bookmark text:name="MathJax-Span-72"/><text:bookmark text:name="MathJax-Span-73"/><text:bookmark text:name="MathJax-Span-74"/>−<text:bookmark text:name="MathJax-Span-75"/><text:span text:style-name="T2">i</text:span><text:bookmark text:name="MathJax-Span-76"/><text:span text:style-name="T2">k</text:span><text:bookmark text:name="MathJax-Span-77"/><text:span text:style-name="T2">x</text:span><text:bookmark text:name="MathJax-Span-78"/><text:span text:style-name="T2">d</text:span><text:bookmark text:name="MathJax-Span-79"/><text:span text:style-name="T2">x</text:span></text:p>
      <text:p text:style-name="Text_20_body">Under this convention, the associated inverse Fourier Transform is given by:</text:p>
      <text:p text:style-name="P1"><text:bookmark text:name="MathJax-Element-3-Frame"/><text:bookmark text:name="MathJax-Span-80"/><text:bookmark text:name="MathJax-Span-81"/><text:bookmark text:name="MathJax-Span-82"/><text:span text:style-name="T2">ψ</text:span><text:bookmark text:name="MathJax-Span-83"/><text:span text:style-name="T1">(</text:span><text:bookmark text:name="MathJax-Span-84"/><text:span text:style-name="T2">x</text:span><text:bookmark text:name="MathJax-Span-85"/><text:span text:style-name="T1">,</text:span><text:bookmark text:name="MathJax-Span-86"/><text:span text:style-name="T2">t</text:span><text:bookmark text:name="MathJax-Span-87"/><text:span text:style-name="T1">)</text:span><text:bookmark text:name="MathJax-Span-88"/><text:span text:style-name="T1">=</text:span><text:bookmark text:name="MathJax-Span-89"/><text:bookmark text:name="MathJax-Span-90"/><text:span text:style-name="T1">1</text:span><text:bookmark text:name="MathJax-Span-91"/><text:bookmark text:name="MathJax-Span-92"/><text:bookmark text:name="MathJax-Span-93"/><text:span text:style-name="T1">2</text:span><text:bookmark text:name="MathJax-Span-94"/><text:span text:style-name="T2">π</text:span>‾‾‾√<text:bookmark text:name="MathJax-Span-95"/><text:bookmark text:name="MathJax-Span-96"/>∫<text:bookmark text:name="MathJax-Span-97"/><text:bookmark text:name="MathJax-Span-98"/><text:bookmark text:name="MathJax-Span-99"/>∞<text:bookmark text:name="MathJax-Span-100"/><text:bookmark text:name="MathJax-Span-101"/><text:bookmark text:name="MathJax-Span-102"/>−<text:bookmark text:name="MathJax-Span-103"/>∞<text:bookmark text:name="MathJax-Span-104"/><text:bookmark text:name="MathJax-Span-105"/><text:bookmark text:name="MathJax-Span-106"/><text:bookmark text:name="MathJax-Span-107"/><text:span text:style-name="T2">ψ</text:span><text:bookmark text:name="MathJax-Span-108"/><text:span text:style-name="T3">˜</text:span><text:bookmark text:name="MathJax-Span-109"/><text:span text:style-name="T1">(</text:span><text:bookmark text:name="MathJax-Span-110"/><text:span text:style-name="T2">k</text:span><text:bookmark text:name="MathJax-Span-111"/><text:span text:style-name="T1">,</text:span><text:bookmark text:name="MathJax-Span-112"/><text:span text:style-name="T2">t</text:span><text:bookmark text:name="MathJax-Span-113"/><text:span text:style-name="T1">)</text:span><text:bookmark text:name="MathJax-Span-114"/><text:bookmark text:name="MathJax-Span-115"/><text:span text:style-name="T2">e</text:span><text:bookmark text:name="MathJax-Span-116"/><text:bookmark text:name="MathJax-Span-117"/><text:bookmark text:name="MathJax-Span-118"/><text:span text:style-name="T2">i</text:span><text:bookmark text:name="MathJax-Span-119"/><text:span text:style-name="T2">k</text:span><text:bookmark text:name="MathJax-Span-120"/><text:span text:style-name="T2">x</text:span><text:bookmark text:name="MathJax-Span-121"/><text:span text:style-name="T2">d</text:span><text:bookmark text:name="MathJax-Span-122"/><text:span text:style-name="T2">k</text:span></text:p>
      <text:p text:style-name="Text_20_body">Substituting this into the Schrodinger equation and simplifying gives the Fourier-space form of the Schrodinger equation:</text:p>
      <text:p text:style-name="P1"><text:bookmark text:name="MathJax-Element-4-Frame"/><text:bookmark text:name="MathJax-Span-123"/><text:bookmark text:name="MathJax-Span-124"/><text:bookmark text:name="MathJax-Span-125"/><text:soft-page-break/><text:span text:style-name="T2">i</text:span><text:bookmark text:name="MathJax-Span-126"/>ℏ<text:bookmark text:name="MathJax-Span-127"/><text:bookmark text:name="MathJax-Span-128"/><text:bookmark text:name="MathJax-Span-129"/>∂<text:bookmark text:name="MathJax-Span-130"/><text:bookmark text:name="MathJax-Span-131"/><text:bookmark text:name="MathJax-Span-132"/><text:bookmark text:name="MathJax-Span-133"/><text:span text:style-name="T2">ψ</text:span><text:bookmark text:name="MathJax-Span-134"/><text:span text:style-name="T3">˜</text:span><text:bookmark text:name="MathJax-Span-135"/><text:bookmark text:name="MathJax-Span-136"/>∂<text:bookmark text:name="MathJax-Span-137"/><text:span text:style-name="T2">t</text:span><text:bookmark text:name="MathJax-Span-138"/><text:span text:style-name="T1">=</text:span><text:bookmark text:name="MathJax-Span-139"/><text:bookmark text:name="MathJax-Span-140"/><text:bookmark text:name="MathJax-Span-141"/><text:bookmark text:name="MathJax-Span-142"/>ℏ<text:bookmark text:name="MathJax-Span-143"/><text:span text:style-name="T1">2</text:span><text:bookmark text:name="MathJax-Span-144"/><text:bookmark text:name="MathJax-Span-145"/><text:span text:style-name="T2">k</text:span><text:bookmark text:name="MathJax-Span-146"/><text:span text:style-name="T1">2</text:span><text:bookmark text:name="MathJax-Span-147"/><text:bookmark text:name="MathJax-Span-148"/><text:span text:style-name="T1">2</text:span><text:bookmark text:name="MathJax-Span-149"/><text:span text:style-name="T2">m</text:span><text:bookmark text:name="MathJax-Span-150"/><text:bookmark text:name="MathJax-Span-151"/><text:bookmark text:name="MathJax-Span-152"/><text:bookmark text:name="MathJax-Span-153"/><text:span text:style-name="T2">ψ</text:span><text:bookmark text:name="MathJax-Span-154"/><text:span text:style-name="T3">˜</text:span><text:bookmark text:name="MathJax-Span-155"/><text:span text:style-name="T1">+</text:span><text:bookmark text:name="MathJax-Span-156"/><text:span text:style-name="T2">V</text:span><text:bookmark text:name="MathJax-Span-157"/><text:span text:style-name="T1">(</text:span><text:bookmark text:name="MathJax-Span-158"/><text:span text:style-name="T2">i</text:span><text:bookmark text:name="MathJax-Span-159"/><text:bookmark text:name="MathJax-Span-160"/>∂<text:bookmark text:name="MathJax-Span-161"/><text:bookmark text:name="MathJax-Span-162"/>∂<text:bookmark text:name="MathJax-Span-163"/><text:span text:style-name="T2">k</text:span><text:bookmark text:name="MathJax-Span-164"/><text:span text:style-name="T1">)</text:span><text:bookmark text:name="MathJax-Span-165"/><text:bookmark text:name="MathJax-Span-166"/><text:bookmark text:name="MathJax-Span-167"/><text:bookmark text:name="MathJax-Span-168"/><text:span text:style-name="T2">ψ</text:span><text:bookmark text:name="MathJax-Span-169"/><text:span text:style-name="T3">˜</text:span></text:p>
      <text:p text:style-name="Text_20_body">The two versions of the Schrodinger equation contain an interesting symmetry: the time step in each case depends on a straightforward multiplication of the wave function $\psi$, as well as a more complicated term involving derivatives with respect to $x$ or $k$. The key observation is that while the equation is difficult to evaluate fully within one of the forms, each basis offers a straightforward calculation of one of the two contributions. This suggests an efficient strategy to numerically solve the Schrodinger Equation.</text:p>
      <text:p text:style-name="Text_20_body">First we solve the straightforward part of the $x$-space Schrodinger equation:</text:p>
      <text:p text:style-name="P1"><text:bookmark text:name="MathJax-Element-5-Frame"/><text:bookmark text:name="MathJax-Span-170"/><text:bookmark text:name="MathJax-Span-171"/><text:bookmark text:name="MathJax-Span-172"/><text:span text:style-name="T2">i</text:span><text:bookmark text:name="MathJax-Span-173"/>ℏ<text:bookmark text:name="MathJax-Span-174"/><text:bookmark text:name="MathJax-Span-175"/><text:bookmark text:name="MathJax-Span-176"/>∂<text:bookmark text:name="MathJax-Span-177"/><text:span text:style-name="T2">ψ</text:span><text:bookmark text:name="MathJax-Span-178"/><text:bookmark text:name="MathJax-Span-179"/>∂<text:bookmark text:name="MathJax-Span-180"/><text:span text:style-name="T2">t</text:span><text:bookmark text:name="MathJax-Span-181"/><text:span text:style-name="T1">=</text:span><text:bookmark text:name="MathJax-Span-182"/><text:span text:style-name="T2">V</text:span><text:bookmark text:name="MathJax-Span-183"/><text:span text:style-name="T1">(</text:span><text:bookmark text:name="MathJax-Span-184"/><text:span text:style-name="T2">x</text:span><text:bookmark text:name="MathJax-Span-185"/><text:span text:style-name="T1">)</text:span><text:bookmark text:name="MathJax-Span-186"/><text:span text:style-name="T2">ψ</text:span></text:p>
      <text:p text:style-name="Text_20_body">For a small time step $\Delta t$, this has a solution of the form</text:p>
      <text:p text:style-name="P1"><text:bookmark text:name="MathJax-Element-6-Frame"/><text:bookmark text:name="MathJax-Span-187"/><text:bookmark text:name="MathJax-Span-188"/><text:bookmark text:name="MathJax-Span-189"/><text:span text:style-name="T2">ψ</text:span><text:bookmark text:name="MathJax-Span-190"/><text:span text:style-name="T1">(</text:span><text:bookmark text:name="MathJax-Span-191"/><text:span text:style-name="T2">x</text:span><text:bookmark text:name="MathJax-Span-192"/><text:span text:style-name="T1">,</text:span><text:bookmark text:name="MathJax-Span-193"/><text:span text:style-name="T2">t</text:span><text:bookmark text:name="MathJax-Span-194"/><text:span text:style-name="T1">+</text:span><text:bookmark text:name="MathJax-Span-195"/><text:span text:style-name="T1">Δ</text:span><text:bookmark text:name="MathJax-Span-196"/><text:span text:style-name="T2">t</text:span><text:bookmark text:name="MathJax-Span-197"/><text:span text:style-name="T1">)</text:span><text:bookmark text:name="MathJax-Span-198"/><text:span text:style-name="T1">=</text:span><text:bookmark text:name="MathJax-Span-199"/><text:span text:style-name="T2">ψ</text:span><text:bookmark text:name="MathJax-Span-200"/><text:span text:style-name="T1">(</text:span><text:bookmark text:name="MathJax-Span-201"/><text:span text:style-name="T2">x</text:span><text:bookmark text:name="MathJax-Span-202"/><text:span text:style-name="T1">,</text:span><text:bookmark text:name="MathJax-Span-203"/><text:span text:style-name="T2">t</text:span><text:bookmark text:name="MathJax-Span-204"/><text:span text:style-name="T1">)</text:span><text:bookmark text:name="MathJax-Span-205"/><text:bookmark text:name="MathJax-Span-206"/><text:span text:style-name="T2">e</text:span><text:bookmark text:name="MathJax-Span-207"/><text:bookmark text:name="MathJax-Span-208"/><text:bookmark text:name="MathJax-Span-209"/>−<text:bookmark text:name="MathJax-Span-210"/><text:span text:style-name="T2">i</text:span><text:bookmark text:name="MathJax-Span-211"/><text:span text:style-name="T2">V</text:span><text:bookmark text:name="MathJax-Span-212"/><text:span text:style-name="T1">(</text:span><text:bookmark text:name="MathJax-Span-213"/><text:span text:style-name="T2">x</text:span><text:bookmark text:name="MathJax-Span-214"/><text:span text:style-name="T1">)</text:span><text:bookmark text:name="MathJax-Span-215"/><text:span text:style-name="T1">Δ</text:span><text:bookmark text:name="MathJax-Span-216"/><text:span text:style-name="T2">t</text:span><text:bookmark text:name="MathJax-Span-217"/><text:bookmark text:name="MathJax-Span-218"/><text:bookmark text:name="MathJax-Span-219"/><text:span text:style-name="T1">/</text:span><text:bookmark text:name="MathJax-Span-220"/>ℏ</text:p>
      <text:p text:style-name="Text_20_body">Second, we solve the straightforward part of the $k$-space Schrodinger equation:</text:p>
      <text:p text:style-name="P1"><text:bookmark text:name="MathJax-Element-7-Frame"/><text:bookmark text:name="MathJax-Span-221"/><text:bookmark text:name="MathJax-Span-222"/><text:bookmark text:name="MathJax-Span-223"/><text:span text:style-name="T2">i</text:span><text:bookmark text:name="MathJax-Span-224"/>ℏ<text:bookmark text:name="MathJax-Span-225"/><text:bookmark text:name="MathJax-Span-226"/><text:bookmark text:name="MathJax-Span-227"/>∂<text:bookmark text:name="MathJax-Span-228"/><text:bookmark text:name="MathJax-Span-229"/><text:bookmark text:name="MathJax-Span-230"/><text:bookmark text:name="MathJax-Span-231"/><text:span text:style-name="T2">ψ</text:span><text:bookmark text:name="MathJax-Span-232"/><text:span text:style-name="T3">˜</text:span><text:bookmark text:name="MathJax-Span-233"/><text:bookmark text:name="MathJax-Span-234"/>∂<text:bookmark text:name="MathJax-Span-235"/><text:span text:style-name="T2">t</text:span><text:bookmark text:name="MathJax-Span-236"/><text:span text:style-name="T1">=</text:span><text:bookmark text:name="MathJax-Span-237"/><text:bookmark text:name="MathJax-Span-238"/><text:bookmark text:name="MathJax-Span-239"/><text:bookmark text:name="MathJax-Span-240"/>ℏ<text:bookmark text:name="MathJax-Span-241"/><text:span text:style-name="T1">2</text:span><text:bookmark text:name="MathJax-Span-242"/><text:bookmark text:name="MathJax-Span-243"/><text:span text:style-name="T2">k</text:span><text:bookmark text:name="MathJax-Span-244"/><text:span text:style-name="T1">2</text:span><text:bookmark text:name="MathJax-Span-245"/><text:bookmark text:name="MathJax-Span-246"/><text:span text:style-name="T1">2</text:span><text:bookmark text:name="MathJax-Span-247"/><text:span text:style-name="T2">m</text:span><text:bookmark text:name="MathJax-Span-248"/><text:bookmark text:name="MathJax-Span-249"/><text:bookmark text:name="MathJax-Span-250"/><text:bookmark text:name="MathJax-Span-251"/><text:span text:style-name="T2">ψ</text:span><text:bookmark text:name="MathJax-Span-252"/><text:span text:style-name="T3">˜</text:span></text:p>
      <text:p text:style-name="Text_20_body">For a small time step $\Delta t$, this has a solution of the form</text:p>
      <text:p text:style-name="P1"><text:bookmark text:name="MathJax-Element-8-Frame"/><text:bookmark text:name="MathJax-Span-253"/><text:bookmark text:name="MathJax-Span-254"/><text:bookmark text:name="MathJax-Span-255"/><text:bookmark text:name="MathJax-Span-256"/><text:bookmark text:name="MathJax-Span-257"/><text:bookmark text:name="MathJax-Span-258"/><text:span text:style-name="T2">ψ</text:span><text:bookmark text:name="MathJax-Span-259"/><text:span text:style-name="T3">˜</text:span><text:bookmark text:name="MathJax-Span-260"/><text:span text:style-name="T1">(</text:span><text:bookmark text:name="MathJax-Span-261"/><text:span text:style-name="T2">k</text:span><text:bookmark text:name="MathJax-Span-262"/><text:span text:style-name="T1">,</text:span><text:bookmark text:name="MathJax-Span-263"/><text:span text:style-name="T2">t</text:span><text:bookmark text:name="MathJax-Span-264"/><text:span text:style-name="T1">+</text:span><text:bookmark text:name="MathJax-Span-265"/><text:span text:style-name="T1">Δ</text:span><text:bookmark text:name="MathJax-Span-266"/><text:span text:style-name="T2">t</text:span><text:bookmark text:name="MathJax-Span-267"/><text:span text:style-name="T1">)</text:span><text:bookmark text:name="MathJax-Span-268"/><text:span text:style-name="T1">=</text:span><text:bookmark text:name="MathJax-Span-269"/><text:bookmark text:name="MathJax-Span-270"/><text:bookmark text:name="MathJax-Span-271"/><text:bookmark text:name="MathJax-Span-272"/><text:span text:style-name="T2">ψ</text:span><text:bookmark text:name="MathJax-Span-273"/><text:span text:style-name="T3">˜</text:span><text:bookmark text:name="MathJax-Span-274"/><text:span text:style-name="T1">(</text:span><text:bookmark text:name="MathJax-Span-275"/><text:span text:style-name="T2">k</text:span><text:bookmark text:name="MathJax-Span-276"/><text:span text:style-name="T1">,</text:span><text:bookmark text:name="MathJax-Span-277"/><text:span text:style-name="T2">t</text:span><text:bookmark text:name="MathJax-Span-278"/><text:span text:style-name="T1">)</text:span><text:bookmark text:name="MathJax-Span-279"/><text:bookmark text:name="MathJax-Span-280"/><text:span text:style-name="T2">e</text:span><text:bookmark text:name="MathJax-Span-281"/><text:bookmark text:name="MathJax-Span-282"/><text:bookmark text:name="MathJax-Span-283"/>−<text:bookmark text:name="MathJax-Span-284"/><text:span text:style-name="T2">i</text:span><text:bookmark text:name="MathJax-Span-285"/>ℏ<text:bookmark text:name="MathJax-Span-286"/><text:bookmark text:name="MathJax-Span-287"/><text:span text:style-name="T2">k</text:span><text:bookmark text:name="MathJax-Span-288"/><text:span text:style-name="T1">2</text:span><text:bookmark text:name="MathJax-Span-289"/><text:span text:style-name="T1">Δ</text:span><text:bookmark text:name="MathJax-Span-290"/><text:span text:style-name="T2">t</text:span><text:bookmark text:name="MathJax-Span-291"/><text:bookmark text:name="MathJax-Span-292"/><text:bookmark text:name="MathJax-Span-293"/><text:span text:style-name="T1">/</text:span><text:bookmark text:name="MathJax-Span-294"/><text:span text:style-name="T1">2</text:span><text:bookmark text:name="MathJax-Span-295"/><text:span text:style-name="T2">m</text:span></text:p>
      <text:h text:style-name="Heading_20_2" text:outline-level="2">Numerical Considerations</text:h>
      <text:p text:style-name="Text_20_body">Solving this system numerically will require repeated computations of the Fourier transform of $\psi(x, t)$ and the inverse Fourier transform of $\widetilde{\psi}(k, t)$. The best-known algorithm for computation of numerical Fourier transforms is the Fast Fourier Transform (FFT), which is <text:a xlink:type="simple" xlink:href="http://docs.scipy.org/doc/scipy/reference/fftpack.html" text:style-name="Internet_20_link" text:visited-style-name="Visited_20_Internet_20_Link">available in scipy</text:a> and efficiently computes the following form of the discrete Fourier transform:</text:p>
      <text:p text:style-name="P1"><text:bookmark text:name="MathJax-Element-9-Frame"/><text:bookmark text:name="MathJax-Span-296"/><text:bookmark text:name="MathJax-Span-297"/><text:bookmark text:name="MathJax-Span-298"/><text:bookmark text:name="MathJax-Span-299"/><text:bookmark text:name="MathJax-Span-300"/><text:bookmark text:name="MathJax-Span-301"/><text:bookmark text:name="MathJax-Span-302"/><text:span text:style-name="T2">F</text:span><text:bookmark text:name="MathJax-Span-303"/><text:span text:style-name="T2">m</text:span><text:bookmark text:name="MathJax-Span-304"/><text:span text:style-name="T4">˜</text:span><text:bookmark text:name="MathJax-Span-305"/><text:span text:style-name="T1">=</text:span><text:bookmark text:name="MathJax-Span-306"/><text:bookmark text:name="MathJax-Span-307"/>∑<text:bookmark text:name="MathJax-Span-308"/><text:bookmark text:name="MathJax-Span-309"/><text:bookmark text:name="MathJax-Span-310"/><text:span text:style-name="T2">n</text:span><text:bookmark text:name="MathJax-Span-311"/><text:span text:style-name="T1">=</text:span><text:bookmark text:name="MathJax-Span-312"/><text:span text:style-name="T1">0</text:span><text:bookmark text:name="MathJax-Span-313"/><text:bookmark text:name="MathJax-Span-314"/><text:bookmark text:name="MathJax-Span-315"/><text:span text:style-name="T2">N</text:span><text:bookmark text:name="MathJax-Span-316"/>−<text:bookmark text:name="MathJax-Span-317"/><text:span text:style-name="T1">1</text:span><text:bookmark text:name="MathJax-Span-318"/><text:bookmark text:name="MathJax-Span-319"/><text:span text:style-name="T2">F</text:span><text:bookmark text:name="MathJax-Span-320"/><text:span text:style-name="T2">n</text:span><text:bookmark text:name="MathJax-Span-321"/><text:bookmark text:name="MathJax-Span-322"/><text:span text:style-name="T2">e</text:span><text:bookmark text:name="MathJax-Span-323"/><text:bookmark text:name="MathJax-Span-324"/><text:bookmark text:name="MathJax-Span-325"/>−<text:bookmark text:name="MathJax-Span-326"/><text:span text:style-name="T1">2</text:span><text:bookmark text:name="MathJax-Span-327"/><text:span text:style-name="T2">π</text:span><text:bookmark text:name="MathJax-Span-328"/><text:span text:style-name="T2">i</text:span><text:bookmark text:name="MathJax-Span-329"/><text:span text:style-name="T2">n</text:span><text:bookmark text:name="MathJax-Span-330"/><text:span text:style-name="T2">m</text:span><text:bookmark text:name="MathJax-Span-331"/><text:bookmark text:name="MathJax-Span-332"/><text:bookmark text:name="MathJax-Span-333"/><text:span text:style-name="T1">/</text:span><text:bookmark text:name="MathJax-Span-334"/><text:span text:style-name="T2">N</text:span></text:p>
      <text:p text:style-name="Text_20_body">and its inverse</text:p>
      <text:p text:style-name="P1"><text:bookmark text:name="MathJax-Element-10-Frame"/><text:bookmark text:name="MathJax-Span-335"/><text:bookmark text:name="MathJax-Span-336"/><text:bookmark text:name="MathJax-Span-337"/><text:bookmark text:name="MathJax-Span-338"/><text:span text:style-name="T2">F</text:span><text:bookmark text:name="MathJax-Span-339"/><text:span text:style-name="T2">n</text:span><text:bookmark text:name="MathJax-Span-340"/><text:span text:style-name="T1">=</text:span><text:bookmark text:name="MathJax-Span-341"/><text:bookmark text:name="MathJax-Span-342"/><text:span text:style-name="T1">1</text:span><text:bookmark text:name="MathJax-Span-343"/><text:span text:style-name="T2">N</text:span><text:bookmark text:name="MathJax-Span-344"/><text:bookmark text:name="MathJax-Span-345"/>∑<text:bookmark text:name="MathJax-Span-346"/><text:bookmark text:name="MathJax-Span-347"/><text:bookmark text:name="MathJax-Span-348"/><text:span text:style-name="T2">m</text:span><text:bookmark text:name="MathJax-Span-349"/><text:span text:style-name="T1">=</text:span><text:bookmark text:name="MathJax-Span-350"/><text:span text:style-name="T1">0</text:span><text:bookmark text:name="MathJax-Span-351"/><text:bookmark text:name="MathJax-Span-352"/><text:bookmark text:name="MathJax-Span-353"/><text:span text:style-name="T2">N</text:span><text:bookmark text:name="MathJax-Span-354"/>−<text:bookmark text:name="MathJax-Span-355"/><text:span text:style-name="T1">1</text:span><text:bookmark text:name="MathJax-Span-356"/><text:bookmark text:name="MathJax-Span-357"/><text:bookmark text:name="MathJax-Span-358"/><text:bookmark text:name="MathJax-Span-359"/><text:bookmark text:name="MathJax-Span-360"/><text:span text:style-name="T2">F</text:span><text:bookmark text:name="MathJax-Span-361"/><text:span text:style-name="T2">m</text:span><text:bookmark text:name="MathJax-Span-362"/><text:span text:style-name="T4">˜</text:span><text:bookmark text:name="MathJax-Span-363"/><text:bookmark text:name="MathJax-Span-364"/><text:span text:style-name="T2">e</text:span><text:bookmark text:name="MathJax-Span-365"/><text:bookmark text:name="MathJax-Span-366"/><text:bookmark text:name="MathJax-Span-367"/><text:span text:style-name="T1">2</text:span><text:bookmark text:name="MathJax-Span-368"/><text:span text:style-name="T2">π</text:span><text:bookmark text:name="MathJax-Span-369"/><text:span text:style-name="T2">i</text:span><text:bookmark text:name="MathJax-Span-370"/><text:span text:style-name="T2">n</text:span><text:bookmark text:name="MathJax-Span-371"/><text:span text:style-name="T2">m</text:span><text:bookmark text:name="MathJax-Span-372"/><text:bookmark text:name="MathJax-Span-373"/><text:bookmark text:name="MathJax-Span-374"/><text:span text:style-name="T1">/</text:span><text:bookmark text:name="MathJax-Span-375"/><text:span text:style-name="T2">N</text:span></text:p>
      <text:p text:style-name="Text_20_body">We need to know how these relate to the continuous Fourier transforms defined and used above. Let's take the example of the forward transform. Assume that the infinite integral is well-approximated by the finite integral from $a$ to $b$, so that we can write</text:p>
      <text:p text:style-name="P1"><text:bookmark text:name="MathJax-Element-11-Frame"/><text:bookmark text:name="MathJax-Span-376"/><text:bookmark text:name="MathJax-Span-377"/><text:bookmark text:name="MathJax-Span-378"/><text:bookmark text:name="MathJax-Span-379"/><text:bookmark text:name="MathJax-Span-380"/><text:bookmark text:name="MathJax-Span-381"/><text:soft-page-break/><text:span text:style-name="T2">ψ</text:span><text:bookmark text:name="MathJax-Span-382"/><text:span text:style-name="T3">˜</text:span><text:bookmark text:name="MathJax-Span-383"/><text:span text:style-name="T1">(</text:span><text:bookmark text:name="MathJax-Span-384"/><text:span text:style-name="T2">k</text:span><text:bookmark text:name="MathJax-Span-385"/><text:span text:style-name="T1">,</text:span><text:bookmark text:name="MathJax-Span-386"/><text:span text:style-name="T2">t</text:span><text:bookmark text:name="MathJax-Span-387"/><text:span text:style-name="T1">)</text:span><text:bookmark text:name="MathJax-Span-388"/><text:span text:style-name="T1">=</text:span><text:bookmark text:name="MathJax-Span-389"/><text:bookmark text:name="MathJax-Span-390"/><text:span text:style-name="T1">1</text:span><text:bookmark text:name="MathJax-Span-391"/><text:bookmark text:name="MathJax-Span-392"/><text:bookmark text:name="MathJax-Span-393"/><text:span text:style-name="T1">2</text:span><text:bookmark text:name="MathJax-Span-394"/><text:span text:style-name="T2">π</text:span>‾‾‾√<text:bookmark text:name="MathJax-Span-395"/><text:bookmark text:name="MathJax-Span-396"/>∫<text:bookmark text:name="MathJax-Span-397"/><text:span text:style-name="T2">b</text:span><text:bookmark text:name="MathJax-Span-398"/><text:span text:style-name="T2">a</text:span><text:bookmark text:name="MathJax-Span-399"/><text:span text:style-name="T2">ψ</text:span><text:bookmark text:name="MathJax-Span-400"/><text:span text:style-name="T1">(</text:span><text:bookmark text:name="MathJax-Span-401"/><text:span text:style-name="T2">x</text:span><text:bookmark text:name="MathJax-Span-402"/><text:span text:style-name="T1">,</text:span><text:bookmark text:name="MathJax-Span-403"/><text:span text:style-name="T2">t</text:span><text:bookmark text:name="MathJax-Span-404"/><text:span text:style-name="T1">)</text:span><text:bookmark text:name="MathJax-Span-405"/><text:bookmark text:name="MathJax-Span-406"/><text:span text:style-name="T2">e</text:span><text:bookmark text:name="MathJax-Span-407"/><text:bookmark text:name="MathJax-Span-408"/><text:bookmark text:name="MathJax-Span-409"/>−<text:bookmark text:name="MathJax-Span-410"/><text:span text:style-name="T2">i</text:span><text:bookmark text:name="MathJax-Span-411"/><text:span text:style-name="T2">k</text:span><text:bookmark text:name="MathJax-Span-412"/><text:span text:style-name="T2">x</text:span><text:bookmark text:name="MathJax-Span-413"/><text:span text:style-name="T2">d</text:span><text:bookmark text:name="MathJax-Span-414"/><text:span text:style-name="T2">x</text:span></text:p>
      <text:p text:style-name="Text_20_body">This approximation ends up being equivalent to assuming that the potential $V(x) \to \infty$ at $x \le a$ and $x \ge b$. We'll now approximate this integral as a Riemann sum of $N$ terms, and define $\Delta x = (b - a) / N$, and $x_n = a + n\Delta x$:</text:p>
      <text:p text:style-name="P1"><text:bookmark text:name="MathJax-Element-12-Frame"/><text:bookmark text:name="MathJax-Span-415"/><text:bookmark text:name="MathJax-Span-416"/><text:bookmark text:name="MathJax-Span-417"/><text:bookmark text:name="MathJax-Span-418"/><text:bookmark text:name="MathJax-Span-419"/><text:bookmark text:name="MathJax-Span-420"/><text:span text:style-name="T2">ψ</text:span><text:bookmark text:name="MathJax-Span-421"/><text:span text:style-name="T3">˜</text:span><text:bookmark text:name="MathJax-Span-422"/><text:span text:style-name="T1">(</text:span><text:bookmark text:name="MathJax-Span-423"/><text:span text:style-name="T2">k</text:span><text:bookmark text:name="MathJax-Span-424"/><text:span text:style-name="T1">,</text:span><text:bookmark text:name="MathJax-Span-425"/><text:span text:style-name="T2">t</text:span><text:bookmark text:name="MathJax-Span-426"/><text:span text:style-name="T1">)</text:span><text:bookmark text:name="MathJax-Span-427"/>≃<text:bookmark text:name="MathJax-Span-428"/><text:bookmark text:name="MathJax-Span-429"/><text:span text:style-name="T1">1</text:span><text:bookmark text:name="MathJax-Span-430"/><text:bookmark text:name="MathJax-Span-431"/><text:bookmark text:name="MathJax-Span-432"/><text:span text:style-name="T1">2</text:span><text:bookmark text:name="MathJax-Span-433"/><text:span text:style-name="T2">π</text:span>‾‾‾√<text:bookmark text:name="MathJax-Span-434"/><text:bookmark text:name="MathJax-Span-435"/>∑<text:bookmark text:name="MathJax-Span-436"/><text:bookmark text:name="MathJax-Span-437"/><text:bookmark text:name="MathJax-Span-438"/><text:span text:style-name="T2">n</text:span><text:bookmark text:name="MathJax-Span-439"/><text:span text:style-name="T1">=</text:span><text:bookmark text:name="MathJax-Span-440"/><text:span text:style-name="T1">0</text:span><text:bookmark text:name="MathJax-Span-441"/><text:bookmark text:name="MathJax-Span-442"/><text:bookmark text:name="MathJax-Span-443"/><text:span text:style-name="T2">N</text:span><text:bookmark text:name="MathJax-Span-444"/>−<text:bookmark text:name="MathJax-Span-445"/><text:span text:style-name="T1">1</text:span><text:bookmark text:name="MathJax-Span-446"/><text:span text:style-name="T2">ψ</text:span><text:bookmark text:name="MathJax-Span-447"/><text:span text:style-name="T1">(</text:span><text:bookmark text:name="MathJax-Span-448"/><text:bookmark text:name="MathJax-Span-449"/><text:span text:style-name="T2">x</text:span><text:bookmark text:name="MathJax-Span-450"/><text:span text:style-name="T2">n</text:span><text:bookmark text:name="MathJax-Span-451"/><text:span text:style-name="T1">,</text:span><text:bookmark text:name="MathJax-Span-452"/><text:span text:style-name="T2">t</text:span><text:bookmark text:name="MathJax-Span-453"/><text:span text:style-name="T1">)</text:span><text:bookmark text:name="MathJax-Span-454"/><text:bookmark text:name="MathJax-Span-455"/><text:span text:style-name="T2">e</text:span><text:bookmark text:name="MathJax-Span-456"/><text:bookmark text:name="MathJax-Span-457"/><text:bookmark text:name="MathJax-Span-458"/>−<text:bookmark text:name="MathJax-Span-459"/><text:span text:style-name="T2">i</text:span><text:bookmark text:name="MathJax-Span-460"/><text:span text:style-name="T2">k</text:span><text:bookmark text:name="MathJax-Span-461"/><text:bookmark text:name="MathJax-Span-462"/><text:span text:style-name="T2">x</text:span><text:bookmark text:name="MathJax-Span-463"/><text:span text:style-name="T2">n</text:span><text:bookmark text:name="MathJax-Span-464"/><text:span text:style-name="T1">Δ</text:span><text:bookmark text:name="MathJax-Span-465"/><text:span text:style-name="T2">x</text:span></text:p>
      <text:p text:style-name="Text_20_body">This is starting to look like the discrete Fourier transform! To bring it even closer, let's define $k_m = k_0 + m\Delta k$, with $\Delta k = 2\pi / (N\Delta x)$. Then our approximation becomes</text:p>
      <text:p text:style-name="P1"><text:bookmark text:name="MathJax-Element-13-Frame"/><text:bookmark text:name="MathJax-Span-466"/><text:bookmark text:name="MathJax-Span-467"/><text:bookmark text:name="MathJax-Span-468"/><text:bookmark text:name="MathJax-Span-469"/><text:bookmark text:name="MathJax-Span-470"/><text:bookmark text:name="MathJax-Span-471"/><text:span text:style-name="T2">ψ</text:span><text:bookmark text:name="MathJax-Span-472"/><text:span text:style-name="T3">˜</text:span><text:bookmark text:name="MathJax-Span-473"/><text:span text:style-name="T1">(</text:span><text:bookmark text:name="MathJax-Span-474"/><text:bookmark text:name="MathJax-Span-475"/><text:span text:style-name="T2">k</text:span><text:bookmark text:name="MathJax-Span-476"/><text:span text:style-name="T2">m</text:span><text:bookmark text:name="MathJax-Span-477"/><text:span text:style-name="T1">,</text:span><text:bookmark text:name="MathJax-Span-478"/><text:span text:style-name="T2">t</text:span><text:bookmark text:name="MathJax-Span-479"/><text:span text:style-name="T1">)</text:span><text:bookmark text:name="MathJax-Span-480"/>≃<text:bookmark text:name="MathJax-Span-481"/><text:bookmark text:name="MathJax-Span-482"/><text:span text:style-name="T1">1</text:span><text:bookmark text:name="MathJax-Span-483"/><text:bookmark text:name="MathJax-Span-484"/><text:bookmark text:name="MathJax-Span-485"/><text:span text:style-name="T1">2</text:span><text:bookmark text:name="MathJax-Span-486"/><text:span text:style-name="T2">π</text:span>‾‾‾√<text:bookmark text:name="MathJax-Span-487"/><text:bookmark text:name="MathJax-Span-488"/>∑<text:bookmark text:name="MathJax-Span-489"/><text:bookmark text:name="MathJax-Span-490"/><text:bookmark text:name="MathJax-Span-491"/><text:span text:style-name="T2">n</text:span><text:bookmark text:name="MathJax-Span-492"/><text:span text:style-name="T1">=</text:span><text:bookmark text:name="MathJax-Span-493"/><text:span text:style-name="T1">0</text:span><text:bookmark text:name="MathJax-Span-494"/><text:bookmark text:name="MathJax-Span-495"/><text:bookmark text:name="MathJax-Span-496"/><text:span text:style-name="T2">N</text:span><text:bookmark text:name="MathJax-Span-497"/>−<text:bookmark text:name="MathJax-Span-498"/><text:span text:style-name="T1">1</text:span><text:bookmark text:name="MathJax-Span-499"/><text:span text:style-name="T2">ψ</text:span><text:bookmark text:name="MathJax-Span-500"/><text:span text:style-name="T1">(</text:span><text:bookmark text:name="MathJax-Span-501"/><text:bookmark text:name="MathJax-Span-502"/><text:span text:style-name="T2">x</text:span><text:bookmark text:name="MathJax-Span-503"/><text:span text:style-name="T2">n</text:span><text:bookmark text:name="MathJax-Span-504"/><text:span text:style-name="T1">,</text:span><text:bookmark text:name="MathJax-Span-505"/><text:span text:style-name="T2">t</text:span><text:bookmark text:name="MathJax-Span-506"/><text:span text:style-name="T1">)</text:span><text:bookmark text:name="MathJax-Span-507"/><text:bookmark text:name="MathJax-Span-508"/><text:span text:style-name="T2">e</text:span><text:bookmark text:name="MathJax-Span-509"/><text:bookmark text:name="MathJax-Span-510"/><text:bookmark text:name="MathJax-Span-511"/>−<text:bookmark text:name="MathJax-Span-512"/><text:span text:style-name="T2">i</text:span><text:bookmark text:name="MathJax-Span-513"/><text:bookmark text:name="MathJax-Span-514"/><text:span text:style-name="T2">k</text:span><text:bookmark text:name="MathJax-Span-515"/><text:span text:style-name="T2">m</text:span><text:bookmark text:name="MathJax-Span-516"/><text:bookmark text:name="MathJax-Span-517"/><text:span text:style-name="T2">x</text:span><text:bookmark text:name="MathJax-Span-518"/><text:span text:style-name="T2">n</text:span><text:bookmark text:name="MathJax-Span-519"/><text:span text:style-name="T1">Δ</text:span><text:bookmark text:name="MathJax-Span-520"/><text:span text:style-name="T2">x</text:span></text:p>
      <text:p text:style-name="Text_20_body">(Note that just as we have limited the range of $x$ above, we have here limited the range of $k$ as well. This means that high-frequency components of the signal will be lost in our approximation. The Nyquist sampling theorem tells us that this is an unavoidable consequence of choosing discrete steps in space, and it can be shown that the spacing we chose above exactly satisfies the Nyquist limit if we choose $k_0 = - \pi / \Delta x$).</text:p>
      <text:p text:style-name="Text_20_body">Plugging our expressions for $x_n$ and $k_m$ into the Fourier approximation and rearranging, we find the following:</text:p>
      <text:p text:style-name="P1"><text:bookmark text:name="MathJax-Element-14-Frame"/><text:bookmark text:name="MathJax-Span-521"/><text:bookmark text:name="MathJax-Span-522"/><text:bookmark text:name="MathJax-Span-523"/><text:bookmark text:name="MathJax-Span-524"/><text:span text:style-name="T5">[</text:span><text:bookmark text:name="MathJax-Span-525"/><text:bookmark text:name="MathJax-Span-526"/><text:bookmark text:name="MathJax-Span-527"/><text:bookmark text:name="MathJax-Span-528"/><text:bookmark text:name="MathJax-Span-529"/><text:span text:style-name="T2">ψ</text:span><text:bookmark text:name="MathJax-Span-530"/><text:span text:style-name="T3">˜</text:span><text:bookmark text:name="MathJax-Span-531"/><text:span text:style-name="T1">(</text:span><text:bookmark text:name="MathJax-Span-532"/><text:bookmark text:name="MathJax-Span-533"/><text:span text:style-name="T2">k</text:span><text:bookmark text:name="MathJax-Span-534"/><text:span text:style-name="T2">m</text:span><text:bookmark text:name="MathJax-Span-535"/><text:span text:style-name="T1">,</text:span><text:bookmark text:name="MathJax-Span-536"/><text:span text:style-name="T2">t</text:span><text:bookmark text:name="MathJax-Span-537"/><text:span text:style-name="T1">)</text:span><text:bookmark text:name="MathJax-Span-538"/><text:bookmark text:name="MathJax-Span-539"/><text:span text:style-name="T2">e</text:span><text:bookmark text:name="MathJax-Span-540"/><text:bookmark text:name="MathJax-Span-541"/><text:bookmark text:name="MathJax-Span-542"/><text:span text:style-name="T2">i</text:span><text:bookmark text:name="MathJax-Span-543"/><text:span text:style-name="T2">m</text:span><text:bookmark text:name="MathJax-Span-544"/><text:bookmark text:name="MathJax-Span-545"/><text:span text:style-name="T2">x</text:span><text:bookmark text:name="MathJax-Span-546"/><text:span text:style-name="T1">0</text:span><text:bookmark text:name="MathJax-Span-547"/><text:span text:style-name="T1">Δ</text:span><text:bookmark text:name="MathJax-Span-548"/><text:span text:style-name="T2">k</text:span><text:bookmark text:name="MathJax-Span-549"/><text:span text:style-name="T5">]</text:span><text:bookmark text:name="MathJax-Span-550"/>≃<text:bookmark text:name="MathJax-Span-551"/><text:bookmark text:name="MathJax-Span-552"/>∑<text:bookmark text:name="MathJax-Span-553"/><text:bookmark text:name="MathJax-Span-554"/><text:bookmark text:name="MathJax-Span-555"/><text:span text:style-name="T2">n</text:span><text:bookmark text:name="MathJax-Span-556"/><text:span text:style-name="T1">=</text:span><text:bookmark text:name="MathJax-Span-557"/><text:span text:style-name="T1">0</text:span><text:bookmark text:name="MathJax-Span-558"/><text:bookmark text:name="MathJax-Span-559"/><text:bookmark text:name="MathJax-Span-560"/><text:span text:style-name="T2">N</text:span><text:bookmark text:name="MathJax-Span-561"/>−<text:bookmark text:name="MathJax-Span-562"/><text:span text:style-name="T1">1</text:span><text:bookmark text:name="MathJax-Span-563"/><text:bookmark text:name="MathJax-Span-564"/><text:span text:style-name="T4">[</text:span><text:bookmark text:name="MathJax-Span-565"/><text:bookmark text:name="MathJax-Span-566"/><text:bookmark text:name="MathJax-Span-567"/><text:bookmark text:name="MathJax-Span-568"/><text:span text:style-name="T1">Δ</text:span><text:bookmark text:name="MathJax-Span-569"/><text:span text:style-name="T2">x</text:span><text:bookmark text:name="MathJax-Span-570"/><text:bookmark text:name="MathJax-Span-571"/><text:bookmark text:name="MathJax-Span-572"/><text:span text:style-name="T1">2</text:span><text:bookmark text:name="MathJax-Span-573"/><text:span text:style-name="T2">π</text:span>‾‾‾√<text:bookmark text:name="MathJax-Span-574"/><text:span text:style-name="T2">ψ</text:span><text:bookmark text:name="MathJax-Span-575"/><text:span text:style-name="T1">(</text:span><text:bookmark text:name="MathJax-Span-576"/><text:bookmark text:name="MathJax-Span-577"/><text:span text:style-name="T2">x</text:span><text:bookmark text:name="MathJax-Span-578"/><text:span text:style-name="T2">n</text:span><text:bookmark text:name="MathJax-Span-579"/><text:span text:style-name="T1">,</text:span><text:bookmark text:name="MathJax-Span-580"/><text:span text:style-name="T2">t</text:span><text:bookmark text:name="MathJax-Span-581"/><text:span text:style-name="T1">)</text:span><text:bookmark text:name="MathJax-Span-582"/><text:bookmark text:name="MathJax-Span-583"/><text:span text:style-name="T2">e</text:span><text:bookmark text:name="MathJax-Span-584"/><text:bookmark text:name="MathJax-Span-585"/><text:bookmark text:name="MathJax-Span-586"/>−<text:bookmark text:name="MathJax-Span-587"/><text:span text:style-name="T2">i</text:span><text:bookmark text:name="MathJax-Span-588"/><text:bookmark text:name="MathJax-Span-589"/><text:span text:style-name="T2">k</text:span><text:bookmark text:name="MathJax-Span-590"/><text:span text:style-name="T1">0</text:span><text:bookmark text:name="MathJax-Span-591"/><text:bookmark text:name="MathJax-Span-592"/><text:span text:style-name="T2">x</text:span><text:bookmark text:name="MathJax-Span-593"/><text:span text:style-name="T2">n</text:span><text:bookmark text:name="MathJax-Span-594"/><text:span text:style-name="T4">]</text:span><text:bookmark text:name="MathJax-Span-595"/><text:bookmark text:name="MathJax-Span-596"/><text:span text:style-name="T2">e</text:span><text:bookmark text:name="MathJax-Span-597"/><text:bookmark text:name="MathJax-Span-598"/><text:bookmark text:name="MathJax-Span-599"/>−<text:bookmark text:name="MathJax-Span-600"/><text:span text:style-name="T1">2</text:span><text:bookmark text:name="MathJax-Span-601"/><text:span text:style-name="T2">π</text:span><text:bookmark text:name="MathJax-Span-602"/><text:span text:style-name="T2">i</text:span><text:bookmark text:name="MathJax-Span-603"/><text:span text:style-name="T2">m</text:span><text:bookmark text:name="MathJax-Span-604"/><text:span text:style-name="T2">n</text:span><text:bookmark text:name="MathJax-Span-605"/><text:bookmark text:name="MathJax-Span-606"/><text:bookmark text:name="MathJax-Span-607"/><text:span text:style-name="T1">/</text:span><text:bookmark text:name="MathJax-Span-608"/><text:span text:style-name="T2">N</text:span></text:p>
      <text:p text:style-name="Text_20_body">Similar arguments from the inverse Fourier transform yield:</text:p>
      <text:p text:style-name="P1"><text:bookmark text:name="MathJax-Element-15-Frame"/><text:bookmark text:name="MathJax-Span-609"/><text:bookmark text:name="MathJax-Span-610"/><text:bookmark text:name="MathJax-Span-611"/><text:bookmark text:name="MathJax-Span-612"/><text:span text:style-name="T4">[</text:span><text:bookmark text:name="MathJax-Span-613"/><text:bookmark text:name="MathJax-Span-614"/><text:bookmark text:name="MathJax-Span-615"/><text:bookmark text:name="MathJax-Span-616"/><text:span text:style-name="T1">Δ</text:span><text:bookmark text:name="MathJax-Span-617"/><text:span text:style-name="T2">x</text:span><text:bookmark text:name="MathJax-Span-618"/><text:bookmark text:name="MathJax-Span-619"/><text:bookmark text:name="MathJax-Span-620"/><text:span text:style-name="T1">2</text:span><text:bookmark text:name="MathJax-Span-621"/><text:span text:style-name="T2">π</text:span>‾‾‾√<text:bookmark text:name="MathJax-Span-622"/><text:span text:style-name="T2">ψ</text:span><text:bookmark text:name="MathJax-Span-623"/><text:span text:style-name="T1">(</text:span><text:bookmark text:name="MathJax-Span-624"/><text:bookmark text:name="MathJax-Span-625"/><text:span text:style-name="T2">x</text:span><text:bookmark text:name="MathJax-Span-626"/><text:span text:style-name="T2">n</text:span><text:bookmark text:name="MathJax-Span-627"/><text:span text:style-name="T1">,</text:span><text:bookmark text:name="MathJax-Span-628"/><text:span text:style-name="T2">t</text:span><text:bookmark text:name="MathJax-Span-629"/><text:span text:style-name="T1">)</text:span><text:bookmark text:name="MathJax-Span-630"/><text:bookmark text:name="MathJax-Span-631"/><text:span text:style-name="T2">e</text:span><text:bookmark text:name="MathJax-Span-632"/><text:bookmark text:name="MathJax-Span-633"/><text:bookmark text:name="MathJax-Span-634"/>−<text:bookmark text:name="MathJax-Span-635"/><text:span text:style-name="T2">i</text:span><text:bookmark text:name="MathJax-Span-636"/><text:bookmark text:name="MathJax-Span-637"/><text:span text:style-name="T2">k</text:span><text:bookmark text:name="MathJax-Span-638"/><text:span text:style-name="T1">0</text:span><text:bookmark text:name="MathJax-Span-639"/><text:bookmark text:name="MathJax-Span-640"/><text:span text:style-name="T2">x</text:span><text:bookmark text:name="MathJax-Span-641"/><text:span text:style-name="T2">n</text:span><text:bookmark text:name="MathJax-Span-642"/><text:span text:style-name="T4">]</text:span><text:bookmark text:name="MathJax-Span-643"/>≃<text:bookmark text:name="MathJax-Span-644"/><text:bookmark text:name="MathJax-Span-645"/><text:span text:style-name="T1">1</text:span><text:bookmark text:name="MathJax-Span-646"/><text:span text:style-name="T2">N</text:span><text:bookmark text:name="MathJax-Span-647"/><text:bookmark text:name="MathJax-Span-648"/>∑<text:bookmark text:name="MathJax-Span-649"/><text:bookmark text:name="MathJax-Span-650"/><text:bookmark text:name="MathJax-Span-651"/><text:span text:style-name="T2">m</text:span><text:bookmark text:name="MathJax-Span-652"/><text:span text:style-name="T1">=</text:span><text:bookmark text:name="MathJax-Span-653"/><text:span text:style-name="T1">0</text:span><text:bookmark text:name="MathJax-Span-654"/><text:bookmark text:name="MathJax-Span-655"/><text:bookmark text:name="MathJax-Span-656"/><text:span text:style-name="T2">N</text:span><text:bookmark text:name="MathJax-Span-657"/>−<text:bookmark text:name="MathJax-Span-658"/><text:span text:style-name="T1">1</text:span><text:bookmark text:name="MathJax-Span-659"/><text:bookmark text:name="MathJax-Span-660"/><text:span text:style-name="T5">[</text:span><text:bookmark text:name="MathJax-Span-661"/><text:bookmark text:name="MathJax-Span-662"/><text:bookmark text:name="MathJax-Span-663"/><text:bookmark text:name="MathJax-Span-664"/><text:bookmark text:name="MathJax-Span-665"/><text:span text:style-name="T2">ψ</text:span><text:bookmark text:name="MathJax-Span-666"/><text:span text:style-name="T3">˜</text:span><text:bookmark text:name="MathJax-Span-667"/><text:span text:style-name="T1">(</text:span><text:bookmark text:name="MathJax-Span-668"/><text:bookmark text:name="MathJax-Span-669"/><text:span text:style-name="T2">k</text:span><text:bookmark text:name="MathJax-Span-670"/><text:span text:style-name="T2">m</text:span><text:bookmark text:name="MathJax-Span-671"/><text:span text:style-name="T1">,</text:span><text:bookmark text:name="MathJax-Span-672"/><text:span text:style-name="T2">t</text:span><text:bookmark text:name="MathJax-Span-673"/><text:span text:style-name="T1">)</text:span><text:bookmark text:name="MathJax-Span-674"/><text:bookmark text:name="MathJax-Span-675"/><text:span text:style-name="T2">e</text:span><text:bookmark text:name="MathJax-Span-676"/><text:bookmark text:name="MathJax-Span-677"/><text:bookmark text:name="MathJax-Span-678"/>−<text:bookmark text:name="MathJax-Span-679"/><text:span text:style-name="T2">i</text:span><text:bookmark text:name="MathJax-Span-680"/><text:span text:style-name="T2">m</text:span><text:bookmark text:name="MathJax-Span-681"/><text:bookmark text:name="MathJax-Span-682"/><text:span text:style-name="T2">x</text:span><text:bookmark text:name="MathJax-Span-683"/><text:span text:style-name="T1">0</text:span><text:bookmark text:name="MathJax-Span-684"/><text:span text:style-name="T1">Δ</text:span><text:bookmark text:name="MathJax-Span-685"/><text:span text:style-name="T2">k</text:span><text:bookmark text:name="MathJax-Span-686"/><text:span text:style-name="T5">]</text:span><text:bookmark text:name="MathJax-Span-687"/><text:bookmark text:name="MathJax-Span-688"/><text:span text:style-name="T2">e</text:span><text:bookmark text:name="MathJax-Span-689"/><text:bookmark text:name="MathJax-Span-690"/><text:bookmark text:name="MathJax-Span-691"/><text:span text:style-name="T1">2</text:span><text:bookmark text:name="MathJax-Span-692"/><text:span text:style-name="T2">π</text:span><text:bookmark text:name="MathJax-Span-693"/><text:span text:style-name="T2">i</text:span><text:bookmark text:name="MathJax-Span-694"/><text:span text:style-name="T2">m</text:span><text:bookmark text:name="MathJax-Span-695"/><text:span text:style-name="T2">n</text:span><text:bookmark text:name="MathJax-Span-696"/><text:bookmark text:name="MathJax-Span-697"/><text:bookmark text:name="MathJax-Span-698"/><text:span text:style-name="T1">/</text:span><text:bookmark text:name="MathJax-Span-699"/><text:span text:style-name="T2">N</text:span></text:p>
      <text:p text:style-name="Text_20_body">Comparing these to the discrete Fourier transforms above, we find that the <text:span text:style-name="Emphasis">continuous</text:span> Fourier pair</text:p>
      <text:p text:style-name="P1"><text:bookmark text:name="MathJax-Element-16-Frame"/><text:bookmark text:name="MathJax-Span-700"/><text:bookmark text:name="MathJax-Span-701"/><text:bookmark text:name="MathJax-Span-702"/><text:span text:style-name="T2">ψ</text:span><text:bookmark text:name="MathJax-Span-703"/><text:span text:style-name="T1">(</text:span><text:bookmark text:name="MathJax-Span-704"/><text:span text:style-name="T2">x</text:span><text:bookmark text:name="MathJax-Span-705"/><text:span text:style-name="T1">,</text:span><text:bookmark text:name="MathJax-Span-706"/><text:span text:style-name="T2">t</text:span><text:bookmark text:name="MathJax-Span-707"/><text:span text:style-name="T1">)</text:span><text:bookmark text:name="MathJax-Span-708"/>⟺<text:bookmark text:name="MathJax-Span-709"/><text:bookmark text:name="MathJax-Span-710"/><text:bookmark text:name="MathJax-Span-711"/><text:bookmark text:name="MathJax-Span-712"/><text:span text:style-name="T2">ψ</text:span><text:bookmark text:name="MathJax-Span-713"/><text:span text:style-name="T3">˜</text:span><text:bookmark text:name="MathJax-Span-714"/><text:span text:style-name="T1">(</text:span><text:bookmark text:name="MathJax-Span-715"/><text:span text:style-name="T2">k</text:span><text:bookmark text:name="MathJax-Span-716"/><text:span text:style-name="T1">,</text:span><text:bookmark text:name="MathJax-Span-717"/><text:span text:style-name="T2">t</text:span><text:bookmark text:name="MathJax-Span-718"/><text:span text:style-name="T1">)</text:span></text:p>
      <text:p text:style-name="Text_20_body">corresponds to the <text:span text:style-name="Emphasis">discrete</text:span> Fourier pair</text:p>
      <text:p text:style-name="P1"><text:bookmark text:name="MathJax-Element-17-Frame"/><text:bookmark text:name="MathJax-Span-719"/><text:bookmark text:name="MathJax-Span-720"/><text:bookmark text:name="MathJax-Span-721"/><text:bookmark text:name="MathJax-Span-722"/><text:bookmark text:name="MathJax-Span-723"/><text:span text:style-name="T1">Δ</text:span><text:bookmark text:name="MathJax-Span-724"/><text:span text:style-name="T2">x</text:span><text:bookmark text:name="MathJax-Span-725"/><text:bookmark text:name="MathJax-Span-726"/><text:bookmark text:name="MathJax-Span-727"/><text:span text:style-name="T1">2</text:span><text:bookmark text:name="MathJax-Span-728"/><text:span text:style-name="T2">π</text:span>‾‾‾√<text:bookmark text:name="MathJax-Span-729"/><text:span text:style-name="T2">ψ</text:span><text:bookmark text:name="MathJax-Span-730"/><text:span text:style-name="T1">(</text:span><text:bookmark text:name="MathJax-Span-731"/><text:bookmark text:name="MathJax-Span-732"/><text:span text:style-name="T2">x</text:span><text:bookmark text:name="MathJax-Span-733"/><text:span text:style-name="T2">n</text:span><text:bookmark text:name="MathJax-Span-734"/><text:span text:style-name="T1">,</text:span><text:bookmark text:name="MathJax-Span-735"/><text:span text:style-name="T2">t</text:span><text:bookmark text:name="MathJax-Span-736"/><text:span text:style-name="T1">)</text:span><text:bookmark text:name="MathJax-Span-737"/><text:bookmark text:name="MathJax-Span-738"/><text:span text:style-name="T2">e</text:span><text:bookmark text:name="MathJax-Span-739"/><text:bookmark text:name="MathJax-Span-740"/><text:bookmark text:name="MathJax-Span-741"/>−<text:bookmark text:name="MathJax-Span-742"/><text:span text:style-name="T2">i</text:span><text:bookmark text:name="MathJax-Span-743"/><text:bookmark text:name="MathJax-Span-744"/><text:span text:style-name="T2">k</text:span><text:bookmark text:name="MathJax-Span-745"/><text:span text:style-name="T1">0</text:span><text:bookmark text:name="MathJax-Span-746"/><text:bookmark text:name="MathJax-Span-747"/><text:span text:style-name="T2">x</text:span><text:bookmark text:name="MathJax-Span-748"/><text:span text:style-name="T2">n</text:span><text:bookmark text:name="MathJax-Span-749"/>⟺<text:bookmark text:name="MathJax-Span-750"/><text:bookmark text:name="MathJax-Span-751"/><text:bookmark text:name="MathJax-Span-752"/><text:bookmark text:name="MathJax-Span-753"/><text:span text:style-name="T2">ψ</text:span><text:bookmark text:name="MathJax-Span-754"/><text:span text:style-name="T3">˜</text:span><text:bookmark text:name="MathJax-Span-755"/><text:span text:style-name="T1">(</text:span><text:bookmark text:name="MathJax-Span-756"/><text:bookmark text:name="MathJax-Span-757"/><text:span text:style-name="T2">k</text:span><text:bookmark text:name="MathJax-Span-758"/><text:span text:style-name="T2">m</text:span><text:bookmark text:name="MathJax-Span-759"/><text:span text:style-name="T1">,</text:span><text:bookmark text:name="MathJax-Span-760"/><text:span text:style-name="T2">t</text:span><text:bookmark text:name="MathJax-Span-761"/><text:span text:style-name="T1">)</text:span><text:bookmark text:name="MathJax-Span-762"/><text:bookmark text:name="MathJax-Span-763"/><text:span text:style-name="T2">e</text:span><text:bookmark text:name="MathJax-Span-764"/><text:bookmark text:name="MathJax-Span-765"/><text:bookmark text:name="MathJax-Span-766"/>−<text:bookmark text:name="MathJax-Span-767"/><text:span text:style-name="T2">i</text:span><text:bookmark text:name="MathJax-Span-768"/><text:span text:style-name="T2">m</text:span><text:bookmark text:name="MathJax-Span-769"/><text:bookmark text:name="MathJax-Span-770"/><text:span text:style-name="T2">x</text:span><text:bookmark text:name="MathJax-Span-771"/><text:span text:style-name="T1">0</text:span><text:bookmark text:name="MathJax-Span-772"/><text:span text:style-name="T1">Δ</text:span><text:bookmark text:name="MathJax-Span-773"/><text:span text:style-name="T2">k</text:span></text:p>
      <text:p text:style-name="Text_20_body">subject to the approximations mentioned above. This allows a fast numerical evaluation of the Schrodinger equation.</text:p>
      <text:h text:style-name="Heading_20_2" text:outline-level="2"><text:soft-page-break/>Putting It All Together: the Algorithm</text:h>
      <text:p text:style-name="Text_20_body">We now put this all together using the following algorithm</text:p>
      <text:list xml:id="list2129457463" text:style-name="L1">
        <text:list-item>
          <text:p text:style-name="P2">Choose $a$, $b$, $N$, and $k_0$ as above, sufficient to represent the initial state of your wave function $\psi(x)$. (<text:span text:style-name="Strong_20_Emphasis">Warning:</text:span> this is perhaps the hardest part of the entire solution. If limits in $x$ or $k$ are chosen which do not suit your problem, then the approximations used above can destroy the accuracy of the calculation!) Once these are chosen, then $\Delta x = (b - a) / N$ and $\Delta k = 2\pi / (b - a)$. Define $x_n = a + n \Delta x$ and $k_m = k_0 + m \Delta k$.</text:p>
        </text:list-item>
        <text:list-item>
          <text:p text:style-name="P2">Discretize the wave-functions on this grid. Let $\psi_n(t) = \psi(x_n, t)$, $V_n = V(x_n)$, and $\widetilde{\psi}_m = \widetilde{\psi}(k_m, t)$.</text:p>
        </text:list-item>
        <text:list-item>
          <text:p text:style-name="P2">To progress the system by a time-step $\Delta t$, perform the following:</text:p>
        </text:list-item>
        <text:list-item>
          <text:p text:style-name="P2">Compute a half-step in $x$: $\psi_n \longleftarrow \psi_n \exp[-i (\Delta t / 2) (V_n / \hbar)]$</text:p>
        </text:list-item>
        <text:list-item>
          <text:p text:style-name="P2">Calculate $\widetilde{\psi}_m$ from $\psi_n$ using the FFT.</text:p>
        </text:list-item>
        <text:list-item>
          <text:p text:style-name="P2">Compute a full-step in $k$: $\widetilde{\psi}_m \longleftarrow \widetilde{\psi}_m \exp[-i \hbar (k \cdot k) \Delta t / (2 m)]$</text:p>
        </text:list-item>
        <text:list-item>
          <text:p text:style-name="P2">Calculate $\psi_n$ from $\widetilde{\psi}_m$ using the inverse FFT.</text:p>
        </text:list-item>
        <text:list-item>
          <text:p text:style-name="P2">Compute a second half-step in $x$: $\psi_n \longleftarrow \psi_n \exp[-i (\Delta t / 2)(V_n / \hbar)]$</text:p>
        </text:list-item>
        <text:list-item>
          <text:p text:style-name="P2">Repeat step 3 until the desired time is reached.</text:p>
        </text:list-item>
      </text:list>
      <text:p text:style-name="Text_20_body">Note that we have split the $x$-space time-step into two half-steps: this turns out to lead to a more stable numerical solution than performing the step all at once. Those familiar with numerical integration algorithms may recognize this as an example of the well-known leap-frog integration technique.</text:p>
      <text:p text:style-name="Text_20_body">To test this out, I've written a python code which sets up a particle in a box with a potential barrier. The barrier is high enough that a classical particle would be unable to penetrate it. A quantum particle, however, can "tunnel" through, leading to a non-zero probability of finding the particle on the other side of the partition. This quantum tunneling effect lies at the core of technologies as diverse as electron microsopy, semiconding diodes, and perhaps even the future of low-powered transistors.</text:p>
      <text:p text:style-name="Text_20_body">The animation of the result is below (for a brief introduction to the animation capabilities of python, see <text:a xlink:type="simple" xlink:href="https://jakevdp.github.io/blog/2012/08/18/matplotlib-animation-tutorial/" text:style-name="Internet_20_link" text:visited-style-name="Visited_20_Internet_20_Link">this post</text:a>). The top panel shows the position-space wave function, while the bottom panel shows the momentum-space wave func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IXGeneral" svg:font-family="STIXGeneral"/>
    <style:font-face style:name="STIXSizeOneSym" svg:font-family="STIXSizeOneSym"/>
    <style:font-face style:name="STIXSizeThreeSym" svg:font-family="STIXSizeThreeSym"/>
    <style:font-face style:name="STIXSizeTwoSym" svg:font-family="STIXSizeTwoSym"/>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8T09:31:48.082229615</meta:creation-date>
    <dc:date>2020-07-18T09:32:12.400042511</dc:date>
    <meta:editing-duration>PT25S</meta:editing-duration>
    <meta:editing-cycles>1</meta:editing-cycles>
    <meta:document-statistic meta:table-count="0" meta:image-count="0" meta:object-count="0" meta:page-count="4" meta:paragraph-count="59" meta:word-count="1177" meta:character-count="7598" meta:non-whitespace-character-count="6489"/>
    <meta:generator>LibreOffice/6.0.7.3$Linux_X86_64 LibreOffice_project/00m0$Build-3</meta:generator>
  </office:meta>
</office:document-meta>
</file>